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Sawasdee" svg:font-family="Sawasdee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110d62" officeooo:paragraph-rsid="00110d62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ext_20_body">
      <style:text-properties style:font-name="Bitstream Charter" officeooo:rsid="00110d62" officeooo:paragraph-rsid="00110d62"/>
    </style:style>
    <style:style style:name="P4" style:family="paragraph" style:parent-style-name="Text_20_body" style:list-style-name="L1">
      <style:text-properties style:font-name="Bitstream Charter" officeooo:rsid="00110d62" officeooo:paragraph-rsid="00110d62"/>
    </style:style>
    <style:style style:name="P5" style:family="paragraph" style:parent-style-name="Text_20_body">
      <style:text-properties style:font-name="Bitstream Charter" officeooo:rsid="0014b27b" officeooo:paragraph-rsid="0014b27b"/>
    </style:style>
    <style:style style:name="P6" style:family="paragraph" style:parent-style-name="Text_20_body" style:list-style-name="L2">
      <style:text-properties style:font-name="Bitstream Charter" officeooo:rsid="0014b27b" officeooo:paragraph-rsid="0014b27b"/>
    </style:style>
    <style:style style:name="P7" style:family="paragraph" style:parent-style-name="Heading_20_1">
      <style:text-properties style:font-name="Bitstream Charter"/>
    </style:style>
    <style:style style:name="P8" style:family="paragraph" style:parent-style-name="Heading_20_2">
      <style:text-properties style:font-name="Bitstream Charter"/>
    </style:style>
    <style:style style:name="T1" style:family="text">
      <style:text-properties officeooo:rsid="00110d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ata mapper static web app <text:span text:style-name="T1">documentation</text:span></text:h>
      <text:p text:style-name="P1"/>
      <text:h text:style-name="P8" text:outline-level="2">Phase1-GUI with drawable elements</text:h>
      <text:p text:style-name="P2"/>
      <text:p text:style-name="P3">Requirements:-</text:p>
      <text:list xml:id="list7275114843190788970" text:style-name="L1">
        <text:list-item>
          <text:p text:style-name="P4">Container with draggable input/output structure boxes</text:p>
        </text:list-item>
        <text:list-item>
          <text:p text:style-name="P4">Mechanism to specify input/output files(XML)</text:p>
        </text:list-item>
        <text:list-item>
          <text:p text:style-name="P4">Parse files into structure.</text:p>
        </text:list-item>
        <text:list-item>
          <text:p text:style-name="P4">Identify leaf elements</text:p>
        </text:list-item>
        <text:list-item>
          <text:p text:style-name="P4">Mechanism to connect leaf elements from input to output</text:p>
        </text:list-item>
      </text:list>
      <text:p text:style-name="P5">Incorporated tools/libraries:-</text:p>
      <text:list xml:id="list9030457862385606878" text:style-name="L2">
        <text:list-item>
          <text:p text:style-name="P6">Brackets</text:p>
        </text:list-item>
        <text:list-item>
          <text:p text:style-name="P6">bootstrap</text:p>
        </text:list-item>
        <text:list-item>
          <text:p text:style-name="P6">jQuery/jQeury-ui</text:p>
        </text:list-item>
        <text:list-item>
          <text:p text:style-name="P6">jsPlum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Sawasdee" svg:font-family="Sawasdee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20:18:52.966050051</meta:creation-date>
    <dc:date>2016-08-17T20:36:41.595176775</dc:date>
    <meta:editing-duration>PT7M3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53" meta:character-count="372" meta:non-whitespace-character-count="341"/>
  </office:meta>
</office:document-meta>
</file>